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6pt" style:font-size-asian="16pt" style:font-size-complex="16pt"/>
    </style:style>
    <style:style style:name="P2" style:family="paragraph" style:parent-style-name="Table_20_Contents">
      <style:text-properties style:font-name="Arial" fo:font-size="16pt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e phrase c'est : un <text:span text:style-name="T1">mot</text:span> ou un <text:span text:style-name="T1">groupe de mots</text:span>, ayant un <text:span text:style-name="T1">sens</text:span>, commençant par une majuscule et se terminant par un point.</text:p>
      <text:p text:style-name="P1"/>
      <text:p text:style-name="P1">Il existe deux categories de phrases:</text:p>
      <text:p text:style-name="P1">les phrases verbales</text:p>
      <text:p text:style-name="P1">les phrases non verbales PHRASES NOMINALES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Phrase NOMINALES</text:p>
          </table:table-cell>
          <table:table-cell table:style-name="Tableau1.B1" office:value-type="string">
            <text:p text:style-name="P2">Phrase verbales</text:p>
          </table:table-cell>
        </table:table-row>
        <table:table-row>
          <table:table-cell table:style-name="Tableau1.A2" office:value-type="string">
            <text:p text:style-name="P2">Stop!, Chut!, A table!</text:p>
          </table:table-cell>
          <table:table-cell table:style-name="Tableau1.B2" office:value-type="string">
            <text:p text:style-name="P2">Je t'en prie./ Je vous en prie</text:p>
          </table:table-cell>
        </table:table-row>
        <table:table-row>
          <table:table-cell table:style-name="Tableau1.A2" office:value-type="string">
            <text:p text:style-name="P2">Bonjour,Monsieur. Pourquoi ?</text:p>
          </table:table-cell>
          <table:table-cell table:style-name="Tableau1.B2" office:value-type="string">
            <text:p text:style-name="P2">S'il vous plaît. S'il te plaît.</text:p>
          </table:table-cell>
        </table:table-row>
        <table:table-row>
          <table:table-cell table:style-name="Tableau1.A2" office:value-type="string">
            <text:p text:style-name="P2">Merci, Madame. (De rien).</text:p>
          </table:table-cell>
          <table:table-cell table:style-name="Tableau1.B2" office:value-type="string">
            <text:p text:style-name="P2">Taissez-vous ! Je vous prie d'agréer, monsieur, l'expression de mes sentiments </text:p>
          </table:table-cell>
        </table:table-row>
        <table:table-row>
          <table:table-cell table:style-name="Tableau1.A2" office:value-type="string">
            <text:p text:style-name="P2">Bon week-end ! A demain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Bon après-midi ! Bon appétit !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Félicitations, Bravo ! </text:p>
            <text:p text:style-name="P2">JoyeuxNoël !</text:p>
            <text:p text:style-name="P2">Bonne année ! Meilleurs voeux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Joyenx anniversaire !</text:p>
            <text:p text:style-name="P2">Prompt rétablisement !</text:p>
            <text:p text:style-name="P2">Bonnes vacances ! Allo ?</text:p>
            <text:p text:style-name="P2">Au revoir, madame.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5M39S</meta:editing-duration>
    <meta:editing-cycles>13</meta:editing-cycles>
    <meta:generator>OpenOffice/4.1.7$Win32 OpenOffice.org_project/417m1$Build-9800</meta:generator>
    <dc:date>2020-11-24T18:53:30.75</dc:date>
    <meta:document-statistic meta:table-count="1" meta:image-count="0" meta:object-count="0" meta:page-count="1" meta:paragraph-count="21" meta:word-count="113" meta:character-count="668"/>
    <meta:user-defined meta:name="Info 1"/>
    <meta:user-defined meta:name="Info 2"/>
    <meta:user-defined meta:name="Info 3"/>
    <meta:user-defined meta:name="Info 4"/>
  </office:meta>
</office:document-meta>
</file>